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ataille Navale</text:span></text:p>
      <text:p text:style-name="P1"><text:span text:style-name="T1">Sommaire</text:span></text:p>
      <text:p text:style-name="P1"><text:span text:style-name="T1">1) Contexte et définition du problème</text:span></text:p>
      <text:p text:style-name="P1"><text:span text:style-name="T2"><text:tab/></text:span><text:span text:style-name="T3">1.1) Explication du cadre du projet</text:span></text:p>
      <text:p text:style-name="P1"><text:span text:style-name="T4"><text:tab/><text:tab/>Le projet a été créer dans un cadre scolaire.</text:span></text:p>
      <text:p text:style-name="P1"><text:span text:style-name="T4"><text:tab/></text:span><text:span text:style-name="T5">1.2) Ressources du projet</text:span></text:p>
      <text:p text:style-name="P1"><text:span text:style-name="T6"><text:tab/><text:tab/>Les différentes aides autour de ce projet sont :</text:span></text:p>
      <text:p text:style-name="P1"><text:span text:style-name="T6"><text:tab/><text:tab/><text:tab/>- Le professeur</text:span></text:p>
      <text:p text:style-name="P1"><text:span text:style-name="T6"><text:tab/><text:tab/><text:tab/>- L'internet (microsoft, ou d'autres site de developpement)</text:span></text:p>
      <text:p text:style-name="P1"><text:span text:style-name="T6"><text:tab/><text:tab/><text:tab/>- Les camarades</text:span></text:p>
      <text:p text:style-name="P1"><text:span text:style-name="T7"/></text:p>
      <text:p text:style-name="P1"><text:span text:style-name="T8">2) Objectifs</text:span></text:p>
      <text:p text:style-name="P1"><text:span text:style-name="T9"><text:tab/>Réaliser une bataille navale dans une console</text:span></text:p>
      <text:p text:style-name="P1"><text:span text:style-name="T9"><text:tab/></text:span><text:span text:style-name="T10">2.1) Aspect obligatoire</text:span></text:p>
      <text:p text:style-name="P1"><text:span text:style-name="T11"><text:tab/><text:tab/>Le jeu doit comporter :</text:span></text:p>
      <text:p text:style-name="P1"><text:span text:style-name="T11"><text:tab/><text:tab/><text:tab/>- Un affichage du plateau de jeu</text:span></text:p>
      <text:p text:style-name="P1"><text:span text:style-name="T11"><text:tab/><text:tab/><text:tab/>- Plusieur mode de jeu</text:span></text:p>
      <text:p text:style-name="P1"><text:span text:style-name="T11"><text:tab/><text:tab/><text:tab/><text:tab/>- IA contre IA</text:span></text:p>
      <text:p text:style-name="P1"><text:span text:style-name="T11"><text:tab/><text:tab/><text:tab/><text:tab/>- Joueur contre Joueur</text:span></text:p>
      <text:p text:style-name="P1"><text:span text:style-name="T11"><text:tab/><text:tab/><text:tab/><text:tab/>- Joueur contre IA</text:span></text:p>
      <text:p text:style-name="P1"><text:span text:style-name="T11"><text:tab/><text:tab/><text:tab/>- Plusieur niveau d'IA ( basique / dur )</text:span></text:p>
      <text:p text:style-name="P1"><text:span text:style-name="T11"><text:tab/><text:tab/><text:tab/>- Le joueur doit pouvoir placer ces bateaux</text:span></text:p>
      <text:p text:style-name="P1"><text:span text:style-name="T11"><text:tab/><text:tab/><text:tab/>- Le joueur doit pouvoir tirer sur son adversaire</text:span></text:p>
      <text:p text:style-name="P1"><text:span text:style-name="T11"><text:tab/><text:tab/><text:tab/>- Sauvergarde et chargement de la partie</text:span></text:p>
      <text:p text:style-name="P1"><text:span text:style-name="T11"><text:tab/><text:tab/><text:tab/>- Le jeu doit comporter une fin</text:span></text:p>
      <text:p text:style-name="P1"><text:span text:style-name="T11"><text:tab/></text:span><text:span text:style-name="T12">2.2) Aspect optionnel</text:span></text:p>
      <text:p text:style-name="P1"><text:span text:style-name="T13"><text:tab/><text:tab/>Les fonctionnalités optionnel sont :</text:span></text:p>
      <text:p text:style-name="P1"><text:span text:style-name="T13"><text:tab/><text:tab/><text:tab/>- Affichage de la carte en couleur</text:span></text:p>
      <text:p text:style-name="P1"><text:span text:style-name="T13"><text:tab/><text:tab/><text:tab/>- Placement des bateaux en aléatoire pour un joueur humain</text:span></text:p>
      <text:p text:style-name="P1"><text:span text:style-name="T13"><text:tab/><text:tab/><text:tab/>- Menu d'option :</text:span></text:p>
      <text:p text:style-name="P1"><text:span text:style-name="T13"><text:tab/><text:tab/><text:tab/><text:tab/>- Posibilité d'avoir une carte couleur ou avec des chiffres</text:span></text:p>
      <text:p text:style-name="P1"><text:span text:style-name="T13"><text:tab/><text:tab/><text:tab/><text:tab/>- Choix du nombre de bateau à placer</text:span></text:p>
      <text:p text:style-name="P1"><text:span text:style-name="T13"><text:tab/><text:tab/><text:tab/><text:tab/>- Remettre les paramètres à zéro</text:span></text:p>
      <text:p text:style-name="P1"><text:span text:style-name="T13"><text:tab/></text:span><text:span text:style-name="T14">2.3) Dates du projet</text:span></text:p>
      <text:p text:style-name="P1"><text:span text:style-name="T15"><text:tab/><text:tab/>Projet commencé le 04/10/16 et fini le 30/10/16</text:span></text:p>
      <text:p text:style-name="P1"><text:span text:style-name="T16"/></text:p>
      <text:p text:style-name="P1"><text:span text:style-name="T17">3) Contraintes techniques</text:span></text:p>
      <text:p text:style-name="P1"><text:span text:style-name="T18"><text:tab/></text:span><text:span text:style-name="T19">3.1) Technologies autorisés</text:span></text:p>
      <text:p text:style-name="P1"><text:span text:style-name="T20"><text:tab/><text:tab/>- Codeblock</text:span></text:p>
      <text:p text:style-name="P1"><text:span text:style-name="T20"><text:tab/><text:tab/>- Systeme windows</text:span></text:p>
      <text:p text:style-name="P1"><text:span text:style-name="T21"/></text:p>
      <text:p text:style-name="P1"><text:span text:style-name="T22">4) Conventions</text:span></text:p>
      <text:p text:style-name="P1"><text:span text:style-name="T23"><text:tab/></text:span><text:span text:style-name="T24">4.1) Hierarchie du projet</text:span></text:p>
      <text:p text:style-name="P1"><text:span text:style-name="T25"><text:tab/><text:tab/>Projet créer en commencent par les fonctionnalités vitales, puis secondaire</text:span></text:p>
      <text:p text:style-name="P1"><text:span text:style-name="T25"><text:tab/></text:span><text:span text:style-name="T26">4.2) Description de l'environnement de développement</text:span></text:p>
      <text:p text:style-name="P1"><text:span text:style-name="T27"><text:tab/><text:tab/>Utilisation de l'IDE Codeblock</text:span></text:p>
      <text:p text:style-name="P1"><text:span text:style-name="T28"/></text:p>
      <text:p text:style-name="P1"><text:span text:style-name="T28"/></text:p>
      <text:p text:style-name="P1"><text:span text:style-name="T29"><text:s/></text:span><draw:frame text:anchor-type="as-char" svg:width="38.95mm" svg:height="17.99mm" style:rel-width="scale" style:rel-height="scale"><draw:object-ole xlink:href="OleObj1"/><draw:image xlink:href="ObjectReplacements/OleObj1"/></draw:frame><text:span text:style-name="T29"><text:s text:c="28"/>Bailly, Maxime<text:s text:c="9"/>19/10/16<text:s text:c="10"/>page 1/1</text:span></text:p>
      <text:p text:style-name="P1"><text:span text:style-name="T30"/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